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2.2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1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5.2cm" svg:height="1.4cm" svg:x="4.8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4cm" svg:x="10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4cm" svg:x="15.2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4cm" svg:x="20.4cm" svg:y="2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1.971cm" svg:y="2.238cm">
          <draw:text-box>
            <text:p>xmm2</text:p>
          </draw:text-box>
        </draw:frame>
        <draw:custom-shape draw:style-name="gr3" draw:text-style-name="P2" draw:layer="layout" svg:width="5.2cm" svg:height="1.6cm" svg:x="4.8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4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4cm">
          <text:p text:style-name="P1">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971cm" svg:y="4.6cm">
          <draw:text-box>
            <text:p>xmm2</text:p>
          </draw:text-box>
        </draw:frame>
        <draw:custom-shape draw:style-name="gr3" draw:text-style-name="P2" draw:layer="layout" svg:width="5.2cm" svg:height="1.6cm" svg:x="4.8cm" svg:y="6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6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6.6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6.6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8cm" svg:y="7.038cm">
          <draw:text-box>
            <text:p>xmm1</text:p>
          </draw:text-box>
        </draw:frame>
        <draw:custom-shape draw:style-name="gr3" draw:text-style-name="P2" draw:layer="layout" svg:width="5.2cm" svg:height="1.6cm" svg:x="4.8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9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771cm" svg:y="9.438cm">
          <draw:text-box>
            <text:p>xmm1</text:p>
          </draw:text-box>
        </draw:frame>
        <draw:custom-shape draw:style-name="gr3" draw:text-style-name="P2" draw:layer="layout" svg:width="5.2cm" svg:height="1.6cm" svg:x="4.8cm" svg:y="11.4cm">
          <text:p text:style-name="P1">Pixel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11.4cm">
          <text:p text:style-name="P1">Pixel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11.4cm">
          <text:p text:style-name="P1">Pixel 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11.4cm">
          <text:p text:style-name="P1">Pixel 4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8cm" svg:y="11.838cm">
          <draw:text-box>
            <text:p>xmm0</text:p>
          </draw:text-box>
        </draw:frame>
        <draw:frame draw:style-name="gr4" draw:text-style-name="P3" draw:layer="layout" svg:width="2.229cm" svg:height="0.962cm" svg:x="1.771cm" svg:y="14.038cm">
          <draw:text-box>
            <text:p>xmm0</text:p>
          </draw:text-box>
        </draw:frame>
        <draw:custom-shape draw:style-name="gr3" draw:text-style-name="P2" draw:layer="layout" svg:width="5.2cm" svg:height="1.6cm" svg:x="4.829cm" svg:y="16.8cm">
          <text:p text:style-name="P1">I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.029cm" svg:y="16.8cm">
          <text:p text:style-name="P1">I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29cm" svg:y="16.8cm">
          <text:p text:style-name="P1">I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29cm" svg:y="16.8cm">
          <text:p text:style-name="P1">I4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771cm" svg:y="17.038cm">
          <draw:text-box>
            <text:p>xmm0</text:p>
          </draw:text-box>
        </draw:frame>
        <draw:custom-shape draw:style-name="gr5" draw:text-style-name="P5" draw:layer="layout" svg:width="2.6cm" svg:height="1.6cm" svg:x="4.8cm" svg:y="13.925cm">
          <text:p text:style-name="P4"><text:span text:style-name="T1">26*R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7.4cm" svg:y="13.925cm">
          <text:p text:style-name="P1"><text:span text:style-name="T1">4b*V1+</text:span></text:p>
          <text:p text:style-name="P1"><text:span text:style-name="T1">b0*B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0cm" svg:y="13.925cm">
          <text:p text:style-name="P4"><text:span text:style-name="T1">26*R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1.6cm" svg:x="12.6cm" svg:y="13.925cm">
          <text:p text:style-name="P1"><text:span text:style-name="T1">4b*V2+</text:span></text:p>
          <text:p text:style-name="P1"><text:span text:style-name="T1">b0*B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5.2cm" svg:y="13.925cm">
          <text:p text:style-name="P4"><text:span text:style-name="T1">26*R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1.6cm" svg:x="17.8cm" svg:y="13.925cm">
          <text:p text:style-name="P1"><text:span text:style-name="T1">4b*V3+</text:span></text:p>
          <text:p text:style-name="P1"><text:span text:style-name="T1">b0*B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47cm" svg:height="1.6cm" svg:x="20.4cm" svg:y="13.925cm">
          <text:p text:style-name="P4"><text:span text:style-name="T1">26*R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cm" svg:height="1.6cm" svg:x="23.147cm" svg:y="13.925cm">
          <text:p text:style-name="P1"><text:span text:style-name="T1">4b*V4+</text:span></text:p>
          <text:p text:style-name="P1"><text:span text:style-name="T1">b0*B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53cm" svg:height="0.962cm" svg:x="25cm" svg:y="0.8cm">
          <draw:text-box>
            <text:p>0</text:p>
          </draw:text-box>
        </draw:frame>
        <draw:frame draw:style-name="gr2" draw:text-style-name="P3" draw:layer="layout" svg:width="1.205cm" svg:height="0.962cm" svg:x="19.795cm" svg:y="1.038cm">
          <draw:text-box>
            <text:p>31</text:p>
          </draw:text-box>
        </draw:frame>
        <draw:frame draw:style-name="gr2" draw:text-style-name="P3" draw:layer="layout" svg:width="1.205cm" svg:height="0.962cm" svg:x="14.395cm" svg:y="1cm">
          <draw:text-box>
            <text:p>63</text:p>
          </draw:text-box>
        </draw:frame>
        <draw:frame draw:style-name="gr8" draw:text-style-name="P3" draw:layer="layout" svg:width="3.4cm" svg:height="1.673cm" svg:x="9.4cm" svg:y="1cm">
          <draw:text-box>
            <text:p>95</text:p>
          </draw:text-box>
        </draw:frame>
        <draw:frame draw:style-name="gr9" draw:text-style-name="P3" draw:layer="layout" svg:width="2.2cm" svg:height="2.384cm" svg:x="4cm" svg:y="1.016cm">
          <draw:text-box>
            <text:p>125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3:05:27.465052007</meta:creation-date>
    <dc:date>2018-01-05T17:12:47.103972124</dc:date>
    <meta:editing-duration>PT4H7M16S</meta:editing-duration>
    <meta:editing-cycles>6</meta:editing-cycles>
    <meta:generator>LibreOffice/5.1.6.2$Linux_X86_64 LibreOffice_project/10m0$Build-2</meta:generator>
    <meta:document-statistic meta:object-count="67"/>
  </office:meta>
</office:document-meta>
</file>